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2-04_10-46-48_000.jpg</text:p>
          </table:table-cell>
          <table:table-cell table:style-name="ce19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8.656005 E-139-34-48.885498</text:p>
          </table:table-cell>
          <table:table-cell table:style-name="ce35" table:formula="of:=IF([.E2]=&quot;&quot;;[.C2];CONCATENATE([.C2];&quot; / &quot;;[.E2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2-04_12-57-44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69738 E-139-34-49.105224</text:p>
          </table:table-cell>
          <table:table-cell table:style-name="ce35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2-04_14-58-15_000.jpg</text:p>
          </table:table-cell>
          <table:table-cell table:style-name="ce8" office:value-type="string">
            <text:p>:PHOTO 記録 / @２階：トイレ：便器内 / 大便：様子 / time=~</text:p>
          </table:table-cell>
          <table:table-cell table:style-name="ce18"/>
          <table:table-cell table:style-name="ce4"/>
          <table:table-cell table:style-name="ce4" office:value-type="string">
            <text:p>N-35-35-28.752136 E-139-34-49.270019</text:p>
          </table:table-cell>
          <table:table-cell table:style-name="ce35" table:formula="of:=IF([.E4]=&quot;&quot;;[.C4];CONCATENATE([.C4];&quot; / &quot;;[.E4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04_21-15-52_000.jpg</text:p>
          </table:table-cell>
          <table:table-cell table:style-name="ce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69738 E-139-34-49.270019</text:p>
          </table:table-cell>
          <table:table-cell table:style-name="ce35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05_00-59-15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587341 E-139-34-48.830566</text:p>
          </table:table-cell>
          <table:table-cell table:style-name="ce35" table:formula="of:=IF([.E6]=&quot;&quot;;[.C6];CONCATENATE([.C6];&quot; / &quot;;[.E6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05_07-43-43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697204 E-139-34-49.324951</text:p>
          </table:table-cell>
          <table:table-cell table:style-name="ce35" table:formula="of:=IF([.E7]=&quot;&quot;;[.C7];CONCATENATE([.C7];&quot; / &quot;;[.E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05_08-12-58_000.jpg</text:p>
          </table:table-cell>
          <table:table-cell table:style-name="ce19" office:value-type="string">
            <text:p>:m :尺八,shakuhachi,bamboo 1*1 / session-memo / s.1:score+,content=~,key=~,for=half-notes+yuri:h-2;h-3 <text:s/>||| :m :篠笛,shinobue 1*1 / session-memo / s.1:genr=demo,for=warm-up,score+,memo~,key=D,R=~,other=~</text:p>
          </table:table-cell>
          <table:table-cell table:style-name="ce19"/>
          <table:table-cell table:style-name="ce4"/>
          <table:table-cell table:style-name="ce4" office:value-type="string">
            <text:p>N-35-35-28.710937 E-139-34-49.215087</text:p>
          </table:table-cell>
          <table:table-cell table:style-name="ce35" table:formula="of:=IF([.E8]=&quot;&quot;;[.C8];CONCATENATE([.C8];&quot; / &quot;;[.E8]))" office:value-type="string" office:string-value=":m :尺八,shakuhachi,bamboo 1*1 / session-memo / s.1:score+,content=~,key=~,for=half-notes+yuri:h-2;h-3  ||| :m :篠笛,shinobue 1*1 / session-memo / s.1:genr=demo,for=warm-up,score+,memo~,key=D,R=~,other=~">
            <text:p>:m :尺八,shakuhachi,bamboo 1*1 / session-memo / s.1:score+,content=~,key=~,for=half-notes+yuri:h-2;h-3 <text:s/>||| :m :篠笛,shinobue 1*1 / session-memo / s.1:genr=demo,for=warm-up,score+,memo~,key=D,R=~,othe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2-05_08-13-20_000.jpg</text:p>
          </table:table-cell>
          <table:table-cell table:style-name="ce20" office:value-type="string">
            <text:p>:m :lets / action activity / やること / fx：やるべし；数学；科学技術</text:p>
          </table:table-cell>
          <table:table-cell table:style-name="ce18"/>
          <table:table-cell table:style-name="ce4"/>
          <table:table-cell table:style-name="ce4" office:value-type="string">
            <text:p>N-35-35-28.710937 E-139-34-49.215087</text:p>
          </table:table-cell>
          <table:table-cell table:style-name="ce35" table:formula="of:=IF([.E9]=&quot;&quot;;[.C9];CONCATENATE([.C9];&quot; / &quot;;[.E9]))" office:value-type="string" office:string-value=":m :lets / action activity / やること / fx：やるべし；数学；科学技術">
            <text:p>:m :lets / action activity / やること / fx：やるべし；数学；科学技術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1-02-05_08-26-20_000.jpg</text:p>
          </table:table-cell>
          <table:table-cell table:style-name="ce20" office:value-type="string">
            <text:p>:PHOTO 記録 / @２階：トイレ：便器内 / 大便：様子 / time=~</text:p>
          </table:table-cell>
          <table:table-cell table:style-name="ce19"/>
          <table:table-cell table:style-name="ce4"/>
          <table:table-cell table:style-name="ce4" office:value-type="string">
            <text:p>N-35-35-28.710937 E-139-34-49.160156</text:p>
          </table:table-cell>
          <table:table-cell table:style-name="ce35" table:formula="of:=IF([.E10]=&quot;&quot;;[.C10];CONCATENATE([.C10];&quot; / &quot;;[.E10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05_08-39-26_000.mp4</text:p>
          </table:table-cell>
          <table:table-cell table:style-name="ce8" office:value-type="string">
            <text:p>:VIDEO / @自宅 / 体操 / ダンス、dance-original / d-2021-0205-1 / id=MRFR,move=waist-rolling;waist-rolling-moving-forward-backward,for=sacroiliac-joint-tightening</text:p>
          </table:table-cell>
          <table:table-cell table:style-name="ce17"/>
          <table:table-cell table:style-name="ce4"/>
          <table:table-cell table:style-name="ce4"/>
          <table:table-cell table:style-name="ce35" table:formula="of:=IF([.E11]=&quot;&quot;;[.C11];CONCATENATE([.C11];&quot; / &quot;;[.E11]))" office:value-type="string" office:string-value=":VIDEO / @自宅 / 体操 / ダンス、dance-original / d-2021-0205-1 / id=MRFR,move=waist-rolling;waist-rolling-moving-forward-backward,for=sacroiliac-joint-tightening">
            <text:p>:VIDEO / @自宅 / 体操 / ダンス、dance-original / d-2021-0205-1 / id=MRFR,move=waist-rolling;waist-rolling-moving-forward-backward,for=sacroiliac-joint-tightening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05_08-40-58_000.mp4</text:p>
          </table:table-cell>
          <table:table-cell table:style-name="ce8" office:value-type="string">
            <text:p>:VIDEO / @自宅 / 体操 / ダンス、dance-original / d-2021-0205-2 / id=MRFR,move=body-up-down-face-up,for=abdomen-muscle</text:p>
          </table:table-cell>
          <table:table-cell table:style-name="ce20"/>
          <table:table-cell table:style-name="ce4"/>
          <table:table-cell table:style-name="ce4"/>
          <table:table-cell table:style-name="ce35" table:formula="of:=IF([.E12]=&quot;&quot;;[.C12];CONCATENATE([.C12];&quot; / &quot;;[.E12]))" office:value-type="string" office:string-value=":VIDEO / @自宅 / 体操 / ダンス、dance-original / d-2021-0205-2 / id=MRFR,move=body-up-down-face-up,for=abdomen-muscle">
            <text:p>:VIDEO / @自宅 / 体操 / ダンス、dance-original / d-2021-0205-2 / id=MRFR,move=body-up-down-face-up,for=abdomen-muscle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05_08-42-51_000.mp4</text:p>
          </table:table-cell>
          <table:table-cell table:style-name="ce8" office:value-type="string">
            <text:p>:VIDEO / @自宅 / 体操 / ダンス、dance-original / d-2021-0205-3 / id=MRFR,move=crouch,for=sacroiliac-joint-stretch</text:p>
          </table:table-cell>
          <table:table-cell table:style-name="ce18"/>
          <table:table-cell table:style-name="ce4"/>
          <table:table-cell table:style-name="ce4"/>
          <table:table-cell table:style-name="ce35" table:formula="of:=IF([.E13]=&quot;&quot;;[.C13];CONCATENATE([.C13];&quot; / &quot;;[.E13]))" office:value-type="string" office:string-value=":VIDEO / @自宅 / 体操 / ダンス、dance-original / d-2021-0205-3 / id=MRFR,move=crouch,for=sacroiliac-joint-stretch">
            <text:p>:VIDEO / @自宅 / 体操 / ダンス、dance-original / d-2021-0205-3 / id=MRFR,move=crouch,for=sacroiliac-joint-stretch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18]=&quot;&quot;;[.C18];CONCATENATE([.C18];&quot; / &quot;;[.E1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4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9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2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2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5">2021/02/05</text:date>, <text:time>09:17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2-05T09:17:38.59</dc:date>
    <dc:creator>iwabuchi ken</dc:creator>
    <meta:editing-duration>P30DT23H24M48S</meta:editing-duration>
    <meta:editing-cycles>11558</meta:editing-cycles>
    <meta:document-statistic meta:table-count="1" meta:cell-count="455" meta:object-count="0"/>
  </office:meta>
</office:document-meta>
</file>